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imple Water Sensor</text:p>
          </draw:text-box>
        </draw:frame>
        <draw:frame presentation:style-name="pr2" draw:layer="layout" svg:width="25.199cm" svg:height="12.179cm" svg:x="1.4cm" svg:y="4.914cm" presentation:class="subtitle">
          <draw:text-box>
            <text:p>Hackerspace Charlotte</text:p>
            <text:p>Raspberry Pi Night</text:p>
            <text:p>October 27, 2016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tall Arduino ID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Open Browser to arduino.cc</text:p>
              </text:list-item>
              <text:list-item>
                <text:p>Click on Download</text:p>
              </text:list-item>
              <text:list-item>
                <text:p>Download Linux ARM (Experimental)</text:p>
              </text:list-item>
              <text:list-item>
                <text:p>Open Terminal</text:p>
              </text:list-item>
              <text:list-item>
                <text:p>cd Downloads</text:p>
              </text:list-item>
              <text:list-item>
                <text:p>tar xvf arduine-1.6.12-linuxarm.tar.xz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stall Arduino IDE (2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d arduino-1.6.12</text:p>
              </text:list-item>
              <text:list-item>
                <text:p>./install.sh</text:p>
                <text:list>
                  <text:list-item>
                    <text:p>You will get errors</text:p>
                  </text:list-item>
                </text:list>
              </text:list-item>
              <text:list-item>
                <text:p>./install.sh</text:p>
                <text:p/>
              </text:list-item>
              <text:list-item>
                <text:p>Now you should have an icon on the desktop for Arduino IDE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nect Sensor to Arduin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onnect ribbon cable to sensor</text:p>
                <text:list>
                  <text:list-item>
                    <text:p>Black = ground</text:p>
                  </text:list-item>
                  <text:list-item>
                    <text:p>Red = 5v</text:p>
                  </text:list-item>
                  <text:list-item>
                    <text:p>Yellow = Analog</text:p>
                  </text:list-item>
                </text:list>
              </text:list-item>
              <text:list-item>
                <text:p>Connect Arduino pins to ribbon cable</text:p>
                <text:list>
                  <text:list-item>
                    <text:p>Black = gnd</text:p>
                  </text:list-item>
                  <text:list-item>
                    <text:p>Red = 5v</text:p>
                  </text:list-item>
                  <text:list-item>
                    <text:p>Yellow = A5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rduino ID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onnect Arduino to the Pi with the USB cable</text:p>
              </text:list-item>
              <text:list-item>
                <text:p>Start Arduino IDE</text:p>
              </text:list-item>
              <text:list-item>
                <text:p>Tools → Board</text:p>
                <text:list>
                  <text:list-item>
                    <text:p>Set to Arduino Nano</text:p>
                  </text:list-item>
                </text:list>
              </text:list-item>
              <text:list-item>
                <text:p>Tools → Port</text:p>
                <text:list>
                  <text:list-item>
                    <text:p>Set to /dev/ttyUSB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nter Program in IDE</text:p>
          </draw:text-box>
        </draw:frame>
        <draw:frame presentation:style-name="pr4" draw:layer="layout" svg:width="25.199cm" svg:height="12.179cm" svg:x="1.4cm" svg:y="4.914cm" presentation:class="outline">
          <draw:text-box>
            <text:p>void setup() {</text:p>
            <text:p><text:s text:c="2"/>// put your setup code here, to run once:</text:p>
            <text:p>Serial.begin(9600);</text:p>
            <text:p>}</text:p>
            <text:p/>
            <text:p>void loop() {</text:p>
            <text:p><text:s text:c="2"/>// put your main code here, to run repeatedly:</text:p>
            <text:p>Serial.print("Water level Sensor Value:");</text:p>
            <text:p>Serial.println(analogRead(A5));</text:p>
            <text:p>delay(1000);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pload Program to Nan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ave code</text:p>
              </text:list-item>
              <text:list-item>
                <text:p>Tools → Serial Monitor</text:p>
              </text:list-item>
              <text:list-item>
                <text:p>Sketch → Upload</text:p>
                <text:p/>
              </text:list-item>
              <text:list-item>
                <text:p>Should start seeing output in the Serial Monitor window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a xlink:href="http://www.instructables.com/id/liquid-level-sensor-tutorial/" xlink:type="simple">http://www.instructables.com/id/liquid-level-sensor-tutorial/</text:a></text:p>
              </text:list-item>
              <text:list-item>
                <text:p><text:a xlink:href="http://wiki.seeed.cc/Grove-Water_Sensor/" xlink:type="simple">http://wiki.seeed.cc/Grove-Water_Sensor/</text:a></text:p>
              </text:list-item>
              <text:list-item>
                <text:p><text:a xlink:href="http://wiki.seeed.cc/Grove_System/" xlink:type="simple">http://wiki.seeed.cc/Grove_System/</text:a></text:p>
              </text:list-item>
              <text:list-item>
                <text:p><text:a xlink:href="http://arduino.cc/" xlink:type="simple">http://arduino.cc</text:a></text:p>
              </text:list-item>
              <text:list-item>
                <text:p>Schism's Arduino class not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6T20:01:49.509146580</meta:creation-date>
    <dc:date>2016-10-26T20:34:55.950519781</dc:date>
    <meta:editing-duration>PT33M7S</meta:editing-duration>
    <meta:editing-cycles>4</meta:editing-cycles>
    <meta:generator>LibreOffice/4.3.3.2$Linux_ARM_EABI LibreOffice_project/430m0$Build-2</meta:generator>
    <meta:document-statistic meta:object-count="53"/>
  </office:meta>
</office:document-meta>
</file>